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/>
    </style:style>
    <style:style style:name="P7" style:family="paragraph" style:parent-style-name="Standard">
      <style:paragraph-properties fo:margin-left="0.9846in" fo:margin-right="0in" fo:orphans="2" fo:widows="2" fo:text-indent="0in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L1">
      <style:paragraph-properties fo:margin-left="0.9846in" fo:margin-right="0in" fo:orphans="2" fo:widows="2" fo:text-indent="0in" style:auto-text-indent="false"/>
      <style:text-properties style:font-name="Times New Roman" fo:font-size="12pt" style:font-size-asian="12pt" style:font-size-complex="12pt"/>
    </style:style>
    <style:style style:name="P9" style:family="paragraph" style:parent-style-name="Standard" style:list-style-name="L1">
      <style:paragraph-properties fo:margin-left="1.4772in" fo:margin-right="0in" fo:orphans="2" fo:widows="2" fo:text-indent="0in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font-size="15pt" fo:letter-spacing="normal" fo:font-style="normal" fo:font-weight="bold" style:font-size-asian="15pt" style:font-weight-asian="bold" style:font-size-complex="15pt" style:font-weight-complex="bold"/>
    </style:style>
    <style:style style:name="T4" style:family="text">
      <style:text-properties style:font-name="Times New Roman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Another primer on SVN</text:span><text:line-break/></text:p>
      <text:p text:style-name="P1"><text:span text:style-name="T4">URL is located in your email ( </text:span><text:a xlink:type="simple" xlink:href="https://svn.dsu.edu/svn/nanocon/"><text:span text:style-name="T4">https://svn.dsu.edu/svn/nanocon/</text:span></text:a><text:span text:style-name="T4"> )</text:span></text:p>
      <text:p text:style-name="P6"/>
      <text:p text:style-name="P6"><text:span text:style-name="T3">Advertising/Propaganda</text:span><text:line-break/></text:p>
      <text:p text:style-name="P6">Ashes demonstrates multimedia Nanoman</text:p>
      <text:p text:style-name="P6"/>
      <text:p text:style-name="P6">ASHES IS NOW CZAR OF PROGANDA (in training)</text:p>
      <text:p text:style-name="P6"/>
      <text:p text:style-name="P6"><text:span text:style-name="T3">Theme for this year Nanocon</text:span><text:line-break/></text:p>
      <text:p text:style-name="P6">Puzzle pieces or tree?</text:p>
      <text:p text:style-name="P6"><text:tab/>Puzzle theme makes it possible to make various puzzles regarding Nanocon</text:p>
      <text:p text:style-name="P6"/>
      <text:p text:style-name="P2"><text:span text:style-name="T1">When should we meet</text:span></text:p>
      <text:p text:style-name="P4"><text:span text:style-name="T1"/></text:p>
      <text:p text:style-name="P4"><text:span text:style-name="T1">Choice of Wednesday or Thursday?</text:span></text:p>
      <text:p text:style-name="P4"><text:span text:style-name="T1"><text:tab/>Who likes Tuesday at 5 better? 3 for</text:span></text:p>
      <text:p text:style-name="P4"><text:span text:style-name="T1"><text:tab/>Who likes Wednesday at 5 better? 8 for</text:span></text:p>
      <text:p text:style-name="P4"><text:span text:style-name="T1"><text:tab/>Who doesn't care? Approx. 10</text:span></text:p>
      <text:p text:style-name="P4"><text:span text:style-name="T1">How many people are busy at:</text:span></text:p>
      <text:p text:style-name="P4"><text:span text:style-name="T1"><text:tab/>Tuesday at 3? Too many conflicts</text:span></text:p>
      <text:p text:style-name="P4"><text:span text:style-name="T1"><text:tab/>Can't go before 3 any day of the week</text:span></text:p>
      <text:p text:style-name="P4"><text:span text:style-name="T1">FINAL DECISION:</text:span></text:p>
      <text:p text:style-name="P4"><text:span text:style-name="T1"><text:tab/>5-6 pm Wednesday works!</text:span></text:p>
      <text:p text:style-name="P4"><text:span text:style-name="T1"/></text:p>
      <text:p text:style-name="P2"><text:span text:style-name="T1">Vendor Thank-you’s</text:span></text:p>
      <text:p text:style-name="P4"><text:span text:style-name="T1"/></text:p>
      <text:p text:style-name="P4"><text:span text:style-name="T1">Glenn Berman gives a draft:</text:span></text:p>
      <text:p text:style-name="P4"><text:span text:style-name="T1"><text:tab/>'Makes Nanocon more of a convention' change to 'Makes Nanocon a better convention'</text:span></text:p>
      <text:p text:style-name="P4"><text:span text:style-name="T1"><text:tab/>Actually mention dates for Nanocon in 2013</text:span></text:p>
      <text:p text:style-name="P4"><text:span text:style-name="T1"><text:tab/></text:span></text:p>
      <text:p text:style-name="P4"><text:span text:style-name="T1"/></text:p>
      <text:p text:style-name="P2"><text:span text:style-name="T1">Kickstarter</text:span></text:p>
      <text:p text:style-name="P5"><text:span text:style-name="T2"/></text:p>
      <text:p text:style-name="P5"><text:span text:style-name="T2"/></text:p>
      <text:p text:style-name="P5"><text:span text:style-name="T2">Ashes gives ideas:</text:span></text:p>
      <text:list xml:id="list3941646832734512724" text:style-name="L1">
        <text:list-item>
          <text:list>
            <text:list-item>
              <text:list>
                <text:list-item>
                  <text:p text:style-name="P8"><text:span text:style-name="T2">Nanoman Plushies</text:span></text:p>
                </text:list-item>
                <text:list-item>
                  <text:p text:style-name="P9"><text:span text:style-name="T2">Laura B. could do it (likely free, but it is nicer to pay her)</text:span></text:p>
                </text:list-item>
                <text:list-item>
                  <text:p text:style-name="P8"><text:span text:style-name="T2">Posters</text:span></text:p>
                </text:list-item>
                <text:list-item>
                  <text:p text:style-name="P8"><text:span text:style-name="T2">Packaged Deals</text:span></text:p>
                </text:list-item>
                <text:list-item>
                  <text:p text:style-name="P9"><text:span text:style-name="T2">Pay a certain price, get a large collection of items</text:span></text:p>
                </text:list-item>
                <text:list-item>
                  <text:p text:style-name="P8"><text:span text:style-name="T2">Custom Dice (expensive)</text:span></text:p>
                </text:list-item>
                <text:list-item>
                  <text:p text:style-name="P8"><text:span text:style-name="T2">Firm handshake/pat on the back</text:span></text:p>
                </text:list-item>
                <text:list-item>
                  <text:p text:style-name="P8"><text:span text:style-name="T2">Name into booklet</text:span></text:p>
                </text:list-item>
                <text:list-item>
                  <text:p text:style-name="P8"><text:span text:style-name="T2">Nanocon Puzzle</text:span></text:p>
                </text:list-item>
                <text:list-item>
                  <text:p text:style-name="P8"><text:soft-page-break/><text:span text:style-name="T2">Flying persons into the Convention (high priced backer)</text:span></text:p>
                </text:list-item>
                <text:list-item>
                  <text:p text:style-name="P8"><text:span text:style-name="T2">Personal Minions (go get things for the person)</text:span></text:p>
                </text:list-item>
                <text:list-item>
                  <text:p text:style-name="P8"><text:span text:style-name="T2">$2 – Customized badge</text:span></text:p>
                </text:list-item>
                <text:list-item>
                  <text:p text:style-name="P8"><text:span text:style-name="T2">T shirt</text:span></text:p>
                </text:list-item>
                <text:list-item>
                  <text:p text:style-name="P8"><text:span text:style-name="T2">Donor-only party game... something</text:span></text:p>
                </text:list-item>
                <text:list-item>
                  <text:p text:style-name="P9"><text:span text:style-name="T2">Donor-only dinner/D&amp;D</text:span></text:p>
                </text:list-item>
                <text:list-item>
                  <text:p text:style-name="P8"><text:span text:style-name="T2">Hotel Room</text:span></text:p>
                </text:list-item>
                <text:list-item>
                  <text:p text:style-name="P8"><text:span text:style-name="T2">Nanocon Action Figure</text:span></text:p>
                </text:list-item>
                <text:list-item>
                  <text:p text:style-name="P9"><text:span text:style-name="T2">Be careful about relying too heavily on Brian A.</text:span></text:p>
                </text:list-item>
                <text:list-item>
                  <text:p text:style-name="P8"><text:span text:style-name="T2">Your admission price doesn't change for life</text:span></text:p>
                </text:list-item>
                <text:list-item>
                  <text:p text:style-name="P8"><text:span text:style-name="T2">Life-time membership in the Game Club</text:span></text:p>
                </text:list-item>
                <text:list-item>
                  <text:p text:style-name="P8"><text:span text:style-name="T2">Bulk discount at the concessions</text:span></text:p>
                </text:list-item>
                <text:list-item>
                  <text:p text:style-name="P8"><text:span text:style-name="T2">Personally scheduled event</text:span></text:p>
                </text:list-item>
                <text:list-item>
                  <text:p text:style-name="P8"><text:span text:style-name="T2">Personal character sketches (may be done ahead of time by Fred)</text:span></text:p>
                </text:list-item>
              </text:list>
            </text:list-item>
          </text:list>
        </text:list-item>
      </text:list>
      <text:p text:style-name="P7"><text:span text:style-name="T2"/></text:p>
      <text:p text:style-name="P2"><text:span text:style-name="T1">Website</text:span></text:p>
      <text:p text:style-name="P3"><text:span text:style-name="T1"/></text:p>
      <text:p text:style-name="P4"><text:span text:style-name="T1">Charles shows website</text:span></text:p>
      <text:p text:style-name="P4"><text:span text:style-name="T1"><text:tab/>It is functional and can be expanded</text:span></text:p>
      <text:p text:style-name="P4"><text:span text:style-name="T1"><text:tab/>Charles can make a hyperlink to a Nanocon Forum (setup by Steve)</text:span></text:p>
      <text:p text:style-name="P4"><text:span text:style-name="T1"><text:tab/>We have a server for the website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M Chattin</meta:initial-creator>
    <meta:creation-date>2013-01-16T17:04:33.48</meta:creation-date>
    <dc:date>2013-01-16T17:52:27.55</dc:date>
    <dc:creator>James M Chattin</dc:creator>
    <meta:editing-duration>PT47M51S</meta:editing-duration>
    <meta:editing-cycles>11</meta:editing-cycles>
    <meta:generator>OpenOffice.org/3.4.1$Win32 OpenOffice.org_project/341m1$Build-9593</meta:generator>
    <meta:document-statistic meta:table-count="0" meta:image-count="0" meta:object-count="0" meta:page-count="2" meta:paragraph-count="53" meta:word-count="303" meta:character-count="1732"/>
  </office:meta>
</office:document-meta>
</file>